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2-01-2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1-03-09 0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20-01-08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19-01-09 1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18-01-10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17-09-12 1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17-04-25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17-01-11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16-08-1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</text:p>
          </table:table-cell>
          <table:table-cell office:value-type="string" calcext:value-type="string">
            <text:p>2016-07-1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74" meta:object-count="0"/>
    <meta:user-defined meta:name="AppVersion">3.0</meta:user-defined>
  </office:meta>
</office:document-meta>
</file>